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Header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Arrow" draw:marker-end-width="0.3cm" draw:marker-end-center="false" draw:fill="solid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cm" draw:marker-start-center="false" draw:marker-end="Arrow" draw:marker-end-width="0cm" draw:marker-end-center="false" draw:fill="none" draw:fill-color="#0000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7">Radial platform Airfoil</text:p>
      </text:section>
      <text:section text:style-name="Sect2" text:name="Article">
        <text:p text:style-name="P2"/>
        <text:p text:style-name="P2"/>
        <text:p text:style-name="P4">The purpose of the proposed numerical methods project is to investigate the lift and drag curves of symmetric-elliptical airfoils that are swept in a circle about a centre axis. <text:s/>The proposed geometry is shown in Drawing 1 and Drawing 2; a simple elliptical airfoil is swept 360 degrees about an axis that is parallel to the normal lift vector while airflow will be modelled with a constant velocity along a cylindrical section inside the shape . <text:s/>The airflow is shown as arrows in the below pictures.</text:p>
        <text:p text:style-name="P4"><draw:frame draw:style-name="fr1" draw:name="Frame2" text:anchor-type="paragraph" svg:x="11.056cm" svg:y="0.482cm" svg:width="4.794cm" draw:z-index="2"><draw:text-box fo:min-height="4.503cm"><text:p text:style-name="Drawing"><draw:g text:anchor-type="paragraph" draw:z-index="3" draw:style-name="gr1"><draw:path draw:style-name="gr19" draw:text-style-name="P8" svg:width="4.495cm" svg:height="4.021cm" svg:x="0.73cm" svg:y="0cm" svg:viewBox="0 0 4496 4022" svg:d="m2247 0c1274 0 2248 871 2248 2010s-974 2011-2248 2011-2247-871-2247-2011 973-2010 2247-2010zm-2247 0zm4496 4022z"><text:p/></draw:path><draw:path draw:style-name="gr20" draw:text-style-name="P8" svg:width="2.472cm" svg:height="2.211cm" svg:x="1.719cm" svg:y="0.925cm" svg:viewBox="0 0 2473 2212" svg:d="m1236 0c701 0 1236 479 1236 1105s-535 1106-1236 1106-1236-479-1236-1106 535-1105 1236-1105zm-1236 0zm2473 2212z"><text:p/></draw:path><draw:path draw:style-name="gr21" draw:text-style-name="P8" svg:width="1.123cm" svg:height="1.005cm" svg:x="2.348cm" svg:y="1.488cm" svg:viewBox="0 0 1124 1006" svg:d="m561 0c319 0 562 218 562 502s-243 503-562 503-561-218-561-503 243-502 561-502zm-561 0zm1124 1006z"><text:p/></draw:path><draw:g draw:style-name="gr22"><draw:polygon draw:style-name="gr23" draw:text-style-name="P8" svg:width="0.134cm" svg:height="0.18cm" svg:x="2.866cm" svg:y="1.086cm" svg:viewBox="0 0 135 181" draw:points="67,0 135,181 0,181"><text:p/></draw:polygon><draw:line draw:style-name="gr24" draw:text-style-name="P8" svg:x1="2.933cm" svg:y1="1.487cm" svg:x2="2.933cm" svg:y2="1.23cm"><text:p/></draw:line></draw:g><draw:g draw:style-name="gr22"><draw:path draw:style-name="gr25" draw:text-style-name="P8" svg:width="0.134cm" svg:height="0.18cm" svg:x="2.866cm" svg:y="2.714cm" svg:viewBox="0 0 135 181" svg:d="m67 181c-22-60-45-121-67-181 45 0 90 0 135 0-23 60-45 121-68 181z"><text:p/></draw:path><draw:path draw:style-name="gr26" draw:text-style-name="P8" svg:width="-0.001cm" svg:height="0.256cm" svg:x="2.933cm" svg:y="2.493cm" svg:viewBox="0 0 0 257" svg:d="m0 0c0 86 0 172 0 257"><text:p/></draw:path></draw:g><draw:g draw:style-name="gr22"><draw:polygon draw:style-name="gr27" draw:text-style-name="P8" svg:width="0.201cm" svg:height="0.12cm" svg:x="1.898cm" svg:y="1.83cm" svg:viewBox="0 0 202 121" draw:points="0,60 202,0 202,121"><text:p/></draw:polygon><draw:line draw:style-name="gr28" draw:text-style-name="P8" svg:x1="2.349cm" svg:y1="1.89cm" svg:x2="2.061cm" svg:y2="1.89cm"><text:p/></draw:line></draw:g><draw:g draw:style-name="gr22"><draw:polygon draw:style-name="gr29" draw:text-style-name="P8" svg:width="0.15cm" svg:height="0.188cm" svg:x="2.348cm" svg:y="1.287cm" svg:viewBox="0 0 151 189" draw:points="0,0 151,135 30,189"><text:p/></draw:polygon><draw:line draw:style-name="gr30" draw:text-style-name="P8" svg:x1="2.528cm" svg:y1="1.608cm" svg:x2="2.421cm" svg:y2="1.416cm"><text:p/></draw:line></draw:g><draw:g draw:style-name="gr22"><draw:polygon draw:style-name="gr31" draw:text-style-name="P8" svg:width="0.203cm" svg:height="0.153cm" svg:x="3.494cm" svg:y="1.488cm" svg:viewBox="0 0 204 154" draw:points="204,0 78,154 0,56"><text:p/></draw:polygon><draw:line draw:style-name="gr32" draw:text-style-name="P8" svg:x1="3.383cm" svg:y1="1.689cm" svg:x2="3.566cm" svg:y2="1.572cm"><text:p/></draw:line></draw:g><draw:g draw:style-name="gr22"><draw:polygon draw:style-name="gr33" draw:text-style-name="P8" svg:width="0.19cm" svg:height="0.169cm" svg:x="3.461cm" svg:y="2.483cm" svg:viewBox="0 0 191 170" draw:points="191,170 0,85 95,0"><text:p/></draw:polygon><draw:line draw:style-name="gr34" draw:text-style-name="P8" svg:x1="3.293cm" svg:y1="2.332cm" svg:x2="3.538cm" svg:y2="2.551cm"><text:p/></draw:line></draw:g><draw:g draw:style-name="gr22"><draw:polygon draw:style-name="gr35" draw:text-style-name="P8" svg:width="0.201cm" svg:height="0.12cm" svg:x="3.72cm" svg:y="2.031cm" svg:viewBox="0 0 202 121" draw:points="202,60 0,121 0,0"><text:p/></draw:polygon><draw:line draw:style-name="gr36" draw:text-style-name="P8" svg:x1="3.473cm" svg:y1="2.091cm" svg:x2="3.761cm" svg:y2="2.091cm"><text:p/></draw:line></draw:g><draw:g draw:style-name="gr22"><draw:polygon draw:style-name="gr37" draw:text-style-name="P8" svg:width="0.184cm" svg:height="0.174cm" svg:x="2.123cm" svg:y="2.519cm" svg:viewBox="0 0 185 175" draw:points="0,175 84,0 185,80"><text:p/></draw:polygon><draw:line draw:style-name="gr38" draw:text-style-name="P8" svg:x1="2.483cm" svg:y1="2.332cm" svg:x2="2.231cm" svg:y2="2.586cm"><text:p/></draw:line></draw:g></draw:g>Drawing <text:sequence text:ref-name="refDrawing1" text:name="Drawing" text:formula="ooow:Drawing+1" style:num-format="1">1</text:sequence>: Top View</text:p></draw:text-box></draw:frame></text:p>
        <text:p text:style-name="P4"/>
        <text:p text:style-name="P4"><draw:frame draw:style-name="fr1" draw:name="Frame1" text:anchor-type="paragraph" svg:x="-0.025cm" svg:y="0.069cm" svg:width="9.035cm" draw:z-index="0"><draw:text-box fo:min-height="2.558cm"><text:p text:style-name="Drawing"><draw:g text:anchor-type="paragraph" draw:z-index="1" draw:style-name="gr1"><draw:custom-shape draw:style-name="gr2" draw:text-style-name="P8" svg:width="3.527cm" svg:height="0.546cm" draw:transform="skewX (-0.00331612557878859) rotate (0.1745329251994) translate (0.172861111111111cm 1.77270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5.616cm" svg:y1="0cm" svg:x2="5.616cm" svg:y2="2.983cm"><text:p/></draw:line><draw:custom-shape draw:style-name="gr4" draw:text-style-name="P8" svg:width="3.527cm" svg:height="0.541cm" draw:transform="skewX (-0.00331612557878864) rotate (-0.174532925200587) translate (7.60765277777778cm 1.1941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8" svg:width="0.812cm" svg:height="2.712cm" svg:x="4.533cm" svg:y="0.108cm"><text:p/><draw:enhanced-geometry svg:viewBox="0 0 21600 21600" draw:type="rectangle" draw:enhanced-path="M 0 0 L 21600 0 21600 21600 0 21600 0 0 Z N"/></draw:custom-shape><draw:line draw:style-name="gr6" draw:text-style-name="P8" svg:x1="5.345cm" svg:y1="0.108cm" svg:x2="4.26cm" svg:y2="0.108cm"><text:p/></draw:line><draw:line draw:style-name="gr7" draw:text-style-name="P8" svg:x1="5.345cm" svg:y1="2.82cm" svg:x2="4.26cm" svg:y2="2.82cm"><text:p/></draw:line><draw:line draw:style-name="gr8" draw:text-style-name="P8" svg:x1="5.345cm" svg:y1="2.224cm" svg:x2="4.26cm" svg:y2="2.224cm"><text:p/></draw:line><draw:line draw:style-name="gr9" draw:text-style-name="P8" svg:x1="5.345cm" svg:y1="1.573cm" svg:x2="4.26cm" svg:y2="1.573cm"><text:p/></draw:line><draw:line draw:style-name="gr10" draw:text-style-name="P8" svg:x1="5.345cm" svg:y1="1.03cm" svg:x2="4.26cm" svg:y2="1.03cm"><text:p/></draw:line><draw:line draw:style-name="gr11" draw:text-style-name="P8" svg:x1="5.345cm" svg:y1="0.542cm" svg:x2="4.26cm" svg:y2="0.542cm"><text:p/></draw:line><draw:custom-shape draw:style-name="gr12" draw:text-style-name="P8" svg:width="0.816cm" svg:height="2.712cm" draw:transform="rotate (3.1415926535892) translate (6.75569444444445cm 2.81869444444444cm)"><text:p/><draw:enhanced-geometry svg:viewBox="0 0 21600 21600" draw:type="rectangle" draw:enhanced-path="M 0 0 L 21600 0 21600 21600 0 21600 0 0 Z N"/></draw:custom-shape><draw:line draw:style-name="gr13" draw:text-style-name="P8" svg:x1="5.942cm" svg:y1="2.82cm" svg:x2="7.027cm" svg:y2="2.82cm"><text:p/></draw:line><draw:line draw:style-name="gr14" draw:text-style-name="P8" svg:x1="5.942cm" svg:y1="0.108cm" svg:x2="7.027cm" svg:y2="0.108cm"><text:p/></draw:line><draw:line draw:style-name="gr15" draw:text-style-name="P8" svg:x1="5.942cm" svg:y1="0.597cm" svg:x2="7.027cm" svg:y2="0.597cm"><text:p/></draw:line><draw:line draw:style-name="gr16" draw:text-style-name="P8" svg:x1="5.942cm" svg:y1="1.085cm" svg:x2="7.027cm" svg:y2="1.085cm"><text:p/></draw:line><draw:line draw:style-name="gr17" draw:text-style-name="P8" svg:x1="5.942cm" svg:y1="1.519cm" svg:x2="7.027cm" svg:y2="1.519cm"><text:p/></draw:line><draw:line draw:style-name="gr18" draw:text-style-name="P8" svg:x1="5.942cm" svg:y1="2.224cm" svg:x2="7.027cm" svg:y2="2.224cm"><text:p/></draw:line></draw:g>Drawing <text:sequence text:ref-name="refDrawing0" text:name="Drawing" text:formula="ooow:Drawing+1" style:num-format="1">2</text:sequence>: Symmetric View</text:p></draw:text-box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An inviscid, incompressible, steady-state flow will be first simulated using Euler's equation. <text:s/>Viscous or friction effects will then be added along with compressible effects if time permits. <text:s/>The cylindrical co-ordinates of the Euler/Navier-Stokes equations (mass and momentum) will be discretized using known first-order or second order methods. <text:s/>When these equations are solved at steady-state, the integration over the airfoil will be numerically computer to calculated drag and lift. <text:s/>There are no readily available experimental or analytical solutions to this problem that can be compared with but a limiting case can be done as the radius approaches to infinity, the solution converges to the well-known 2D problem. </text:p>
        <text:p text:style-name="P4"/>
        <text:p text:style-name="P4">The end goal of these numerical simulations is to see if <text:s/>it possible to:</text:p>
        <text:list xml:id="list2183006306" text:style-name="L1">
          <text:list-item>
            <text:p text:style-name="P5">create enough lift for flight</text:p>
          </text:list-item>
          <text:list-item>
            <text:p text:style-name="P5">reduce/eliminate induced drag</text:p>
          </text:list-item>
          <text:list-item>
            <text:p text:style-name="P5">have steady-state hovering</text:p>
          </text:list-item>
        </text:list>
        <text:p text:style-name="P4"/>
        <text:p text:style-name="P2"/>
        <text:p text:style-name="P2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>Jeremy Schembri, 260517916<text:tab/>MATH578 – Draft Proposal Report<text:tab/>October 18, 2012</text:p>
      </style:header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02-18T12:14:14</meta:creation-date>
    <dc:date>2012-10-18T10:40:04</dc:date>
    <dc:creator>jeremy </dc:creator>
    <meta:editing-duration>PT54H32M48S</meta:editing-duration>
    <meta:editing-cycles>77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244" meta:character-count="1528"/>
  </office:meta>
</office:document-meta>
</file>